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>
            <text:p>Βρέθηκαν</text:p>
          </table:table-cell>
          <table:table-cell office:value-type="string">
            <text:p>Αναγνωρίστηκαν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Νόμος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table:formula="of:=[.D2]/[.C2]" office:value-type="float" office:value="0.333333333333333">
            <text:p>0,3333333333</text:p>
          </table:table-cell>
        </table:table-row>
        <table:table-row table:style-name="ro2">
          <table:table-cell/>
          <table:table-cell office:value-type="string">
            <text:p>Φεκ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[.D3]/[.C3]" office:value-type="float" office:value="0.666666666666667">
            <text:p>0,6666666667</text:p>
          </table:table-cell>
        </table:table-row>
        <table:table-row table:style-name="ro1">
          <table:table-cell/>
          <table:table-cell office:value-type="string">
            <text:p>ΠΔ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[.D4]/[.C4]" office:value-type="float" office:value="0.916666666666667">
            <text:p>0,91666666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Διάφορα έγγραφα</text:p>
          </table:table-cell>
          <table:table-cell office:value-type="float" office:value="40">
            <text:p>40</text:p>
          </table:table-cell>
          <table:table-cell/>
          <table:table-cell/>
          <table:table-cell table:formula="of:=[.D6]/[.C6]" office:value-type="float" office:value="0">
            <text:p>0</text:p>
          </table:table-cell>
        </table:table-row>
      </table:table>
      <table:table table:name="Φύλλο2" table:style-name="ta1">
        <table:table-column table:style-name="co1" table:default-cell-style-name="Default"/>
        <table:table-row table:style-name="ro3">
          <table:table-cell/>
        </table:table-row>
      </table:table>
      <table:table table:name="Φύλλο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alampos Tsimpouris</meta:initial-creator>
    <meta:creation-date>2013-07-05T11:53:42</meta:creation-date>
    <dc:date>2013-07-05T12:58:30</dc:date>
    <dc:creator>Charalampos Tsimpouris</dc:creator>
    <meta:editing-duration>PT49M48S</meta:editing-duration>
    <meta:editing-cycles>2</meta:editing-cycles>
    <meta:generator>LibreOffice/3.5$Linux_X86_64 LibreOffice_project/350m1$Build-2</meta:generator>
    <meta:document-statistic meta:table-count="3" meta:cell-count="18" meta:object-count="0"/>
  </office:meta>
</office:document-meta>
</file>